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define solPin A2 // порт для подключения датчика </text:p>
      <text:p text:style-name="Standard">int minsol = 200; // минимальное значение влажности почвы </text:p>
      <text:p text:style-name="Standard">int sol; </text:p>
      <text:p text:style-name="Standard">int so2; </text:p>
      <text:p text:style-name="Standard">const int AirValue = 1015; <text:s text:c="12"/>// Максимальное значение сухого датчика </text:p>
      <text:p text:style-name="Standard">const int WaterValue = 350; <text:s text:c="10"/>// Минимальное значение погруженного датчика </text:p>
      <text:p text:style-name="Standard">// ДИСПЛЕЙ </text:p>
      <text:p text:style-name="Standard">#include &lt;LCD_1602_RUS.h&gt; </text:p>
      <text:p text:style-name="Standard">LCD_1602_RUS lcd(0x27, 20, 4); //инициализация экрана </text:p>
      <text:p text:style-name="Standard">// ДАТЧИК ТЕМП И ВЛАЖ </text:p>
      <text:p text:style-name="Standard">#include "DHT.h" </text:p>
      <text:p text:style-name="Standard">#define DHTPIN 2 </text:p>
      <text:p text:style-name="Standard">DHT dht(DHTPIN, DHT11); </text:p>
      <text:p text:style-name="Standard">//ДАТЧИК ОСВЕЩЕННОСТИ </text:p>
      <text:p text:style-name="Standard">int temt6000Pin = A0; <text:s text:c="2"/></text:p>
      <text:p text:style-name="Standard">int light; <text:s text:c="29"/></text:p>
      <text:p text:style-name="Standard">int light_value; <text:s text:c="27"/></text:p>
      <text:p text:style-name="Standard">void setup(){ </text:p>
      <text:p text:style-name="Standard"><text:s text:c="2"/>pinMode(12, OUTPUT); </text:p>
      <text:p text:style-name="Standard"><text:s text:c="2"/>pinMode(8, OUTPUT); </text:p>
      <text:p text:style-name="Standard"><text:s text:c="2"/>pinMode(7, OUTPUT); </text:p>
      <text:p text:style-name="Standard"><text:s text:c="2"/>pinMode(4, OUTPUT); </text:p>
      <text:p text:style-name="Standard"><text:s text:c="2"/>Serial.begin(9600); <text:s text:c="16"/></text:p>
      <text:p text:style-name="Standard"><text:s text:c="2"/>pinMode(solPin, INPUT); <text:s text:c="3"/></text:p>
      <text:p text:style-name="Standard"><text:s text:c="2"/>pinMode(A1, OUTPUT); </text:p>
      <text:p text:style-name="Standard"><text:s text:c="2"/>digitalWrite(A1, HIGH); </text:p>
      <text:p text:style-name="Standard"><text:s text:c="2"/>// ДАТЧИК ТЕМП И ВЛАЖ </text:p>
      <text:p text:style-name="Standard"><text:s text:c="2"/>(temt6000Pin, INPUT); <text:s text:c="3"/></text:p>
      <text:p text:style-name="Standard"><text:s text:c="2"/>dht.begin(); <text:s text:c="4"/></text:p>
      <text:p text:style-name="Standard"><text:s/>// ДИСПЛЕЙ <text:s text:c="2"/></text:p>
      <text:p text:style-name="Standard"><text:s/>lcd.init(); <text:s text:c="22"/></text:p>
      <text:p text:style-name="Standard"><text:s/>lcd.backlight(); <text:s/></text:p>
      <text:p text:style-name="Standard"><text:s/>lcd.setCursor(0,0); <text:s text:c="5"/></text:p>
      <text:p text:style-name="Standard"><text:s/>lcd.print("ВЛАЖНОСТЬ В"); </text:p>
      <text:p text:style-name="Standard"><text:s/>lcd.setCursor(19,0); <text:s text:c="5"/></text:p>
      <text:p text:style-name="Standard"><text:s/>lcd.print("%"); </text:p>
      <text:p text:style-name="Standard"><text:s/>lcd.setCursor(0,1); <text:s text:c="5"/></text:p>
      <text:p text:style-name="Standard"><text:s/>lcd.print("ТЕМПЕРАТУРА"); <text:s text:c="3"/></text:p>
      <text:p text:style-name="Standard"><text:s/>lcd.setCursor(19,1); <text:s text:c="5"/></text:p>
      <text:p text:style-name="Standard"><text:s/>lcd.print("С"); <text:s/></text:p>
      <text:p text:style-name="Standard"><text:s/>lcd.setCursor(0,2); <text:s/></text:p>
      <text:p text:style-name="Standard"><text:s/>lcd.print("ОСВЕЩЕНИЕ"); <text:s text:c="2"/></text:p>
      <text:p text:style-name="Standard"><text:s/>lcd.setCursor(19,2); <text:s text:c="5"/></text:p>
      <text:p text:style-name="Standard"><text:s/>lcd.print("%"); <text:s text:c="2"/></text:p>
      <text:p text:style-name="Standard"><text:s/>lcd.setCursor(0,3); <text:s/></text:p>
      <text:p text:style-name="Standard"><text:s/>lcd.print("ВЛАЖНОСТЬ П"); <text:s/></text:p>
      <text:p text:style-name="Standard"><text:s/>lcd.setCursor(19,3); <text:s text:c="5"/></text:p>
      <text:p text:style-name="Standard"><text:s/>lcd.print("%"); <text:s text:c="2"/></text:p>
      <text:p text:style-name="Standard">} </text:p>
      <text:p text:style-name="Standard">void loop() { <text:s/></text:p>
      <text:p text:style-name="Standard"><text:s text:c="2"/>digitalWrite(12, HIGH); </text:p>
      <text:p text:style-name="Standard">if (so2 &lt; 50){ </text:p>
      <text:p text:style-name="Standard"><text:soft-page-break/><text:s text:c="2"/>digitalWrite(4,HIGH); </text:p>
      <text:p text:style-name="Standard">} </text:p>
      <text:p text:style-name="Standard"><text:s text:c="2"/>else{ digitalWrite(4, LOW); </text:p>
      <text:p text:style-name="Standard">} </text:p>
      <text:p text:style-name="Standard">if (light &lt; 50){ </text:p>
      <text:p text:style-name="Standard"><text:s text:c="2"/>digitalWrite(7,HIGH); </text:p>
      <text:p text:style-name="Standard">} </text:p>
      <text:p text:style-name="Standard"><text:s text:c="2"/>else{ digitalWrite(7, LOW); </text:p>
      <text:p text:style-name="Standard">} </text:p>
      <text:p text:style-name="Standard">Serial.println(sol); <text:s text:c="3"/>// Передаем данные последовательную порт </text:p>
      <text:p text:style-name="Standard">//ДАТЧИК ОСВЕЩЕННОСТИ НА ДИСПЛЕЙ </text:p>
      <text:p text:style-name="Standard">light_value = analogRead(temt6000Pin); <text:s text:c="6"/>// Считывает показания с вывода </text:p>
      <text:p text:style-name="Standard">light = light_value * 0.0976; <text:s text:c="15"/>// Рассчитываем показания в процентах </text:p>
      <text:p text:style-name="Standard">lcd.setCursor(17, 2); <text:s text:c="24"/>// Устанавливаем курсор </text:p>
      <text:p text:style-name="Standard">lcd.print(light); <text:s text:c="27"/>// Выводим текст </text:p>
      <text:p text:style-name="Standard">//ДАТЧИК ТЕМПЕРАТУРЫ И ВЛАЖНОСТЬ НА ДИСПЛЕЙ </text:p>
      <text:p text:style-name="Standard"><text:s/>float h = dht.readHumidity(); //Измеряем влажность </text:p>
      <text:p text:style-name="Standard"><text:s/>float t = dht.readTemperature(); //Измеряем температуру </text:p>
      <text:p text:style-name="Standard"><text:s/>lcd.setCursor(17,0); <text:s text:c="5"/></text:p>
      <text:p text:style-name="Standard"><text:s/>lcd.print(h, 0); <text:s text:c="2"/></text:p>
      <text:p text:style-name="Standard"><text:s/>lcd.setCursor(17,1); <text:s text:c="11"/></text:p>
      <text:p text:style-name="Standard"><text:s/>lcd.print(t, 0); <text:s/></text:p>
      <text:p text:style-name="Standard"><text:s/>so2 = sol * 0.0976; <text:s text:c="15"/>// Рассчитываем показания в процентах <text:s text:c="2"/></text:p>
      <text:p text:style-name="Standard"><text:s/>sol = analogRead(solPin); </text:p>
      <text:p text:style-name="Standard"><text:s/>so2 = map(sol, AirValue, WaterValue, 0, 100); </text:p>
      <text:p text:style-name="Standard"><text:s/>lcd.setCursor(16,3); <text:s text:c="2"/></text:p>
      <text:p text:style-name="Standard"><text:s/>lcd.print(so2); <text:s/></text:p>
      <text:p text:style-name="Standard"><text:s/>delay(1500); <text:s/></text:p>
      <text:p text:style-name="Standard"><text:s text:c="2"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23:10:09.524000000</meta:creation-date>
    <dc:date>2025-02-10T23:10:35.819000000</dc:date>
    <meta:editing-duration>PT28S</meta:editing-duration>
    <meta:editing-cycles>1</meta:editing-cycles>
    <meta:document-statistic meta:table-count="0" meta:image-count="0" meta:object-count="0" meta:page-count="2" meta:paragraph-count="81" meta:word-count="232" meta:character-count="2378" meta:non-whitespace-character-count="1792"/>
    <meta:generator>LibreOffice/7.5.1.2$Windows_X86_64 LibreOffice_project/fcbaee479e84c6cd81291587d2ee68cba099e129</meta:generator>
  </office:meta>
</office:document-meta>
</file>